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465a4" style:font-name="Arial" fo:font-size="18pt" fo:language="en" fo:country="US" officeooo:rsid="000f8164" officeooo:paragraph-rsid="000f8164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3465a4" style:font-name="Arial" fo:font-size="18pt" fo:language="en" fo:country="US" officeooo:rsid="000f8164" officeooo:paragraph-rsid="000f8164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color="#3465a4" style:font-name="Arial" fo:font-size="18pt" fo:language="en" fo:country="US" officeooo:rsid="000fac56" officeooo:paragraph-rsid="000fac56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color="#3465a4" style:font-name="Arial" fo:font-size="18pt" fo:language="en" fo:country="US" officeooo:rsid="00116511" officeooo:paragraph-rsid="00116511" style:font-size-asian="15.75pt" style:font-size-complex="18pt"/>
    </style:style>
    <style:style style:name="P5" style:family="paragraph" style:parent-style-name="Standard">
      <style:paragraph-properties fo:text-align="center" style:justify-single-word="false"/>
      <style:text-properties fo:color="#ff0000" style:font-name="Arial" fo:font-size="18pt" fo:language="en" fo:country="US" officeooo:rsid="000f8164" officeooo:paragraph-rsid="000f8164" style:font-size-asian="15.75pt" style:font-size-complex="18pt"/>
    </style:style>
    <style:style style:name="P6" style:family="paragraph" style:parent-style-name="Standard">
      <style:paragraph-properties fo:text-align="center" style:justify-single-word="false"/>
      <style:text-properties fo:color="#3465a4" style:text-position="super 58%" style:font-name="Arial" fo:font-size="18pt" fo:language="en" fo:country="US" style:text-underline-style="solid" style:text-underline-width="auto" style:text-underline-color="font-color" officeooo:rsid="000f8164" officeooo:paragraph-rsid="000f8164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fo:color="#3465a4" style:text-position="0% 100%" style:font-name="Arial" fo:font-size="18pt" fo:language="en" fo:country="US" officeooo:rsid="000f8164" officeooo:paragraph-rsid="000f8164" style:font-size-asian="15.75pt" style:font-size-complex="18pt"/>
    </style:style>
    <style:style style:name="P8" style:family="paragraph" style:parent-style-name="Standard">
      <style:paragraph-properties fo:text-align="start" style:justify-single-word="false"/>
      <style:text-properties fo:color="#3465a4" style:font-name="Arial" fo:font-size="18pt" fo:language="en" fo:country="US" officeooo:rsid="00116511" officeooo:paragraph-rsid="00116511" style:font-size-asian="15.75pt" style:font-size-complex="18pt"/>
    </style:style>
    <style:style style:name="P9" style:family="paragraph" style:parent-style-name="Standard">
      <style:paragraph-properties fo:text-align="start" style:justify-single-word="false"/>
      <style:text-properties fo:color="#3465a4" style:font-name="Arial" fo:font-size="18pt" fo:language="en" fo:country="US" officeooo:rsid="00135e0c" officeooo:paragraph-rsid="00135e0c" style:font-size-asian="15.75pt" style:font-size-complex="18pt"/>
    </style:style>
    <style:style style:name="P10" style:family="paragraph" style:parent-style-name="Standard">
      <style:paragraph-properties fo:text-align="start" style:justify-single-word="false"/>
      <style:text-properties fo:color="#3465a4" style:font-name="Arial" fo:font-size="18pt" fo:language="en" fo:country="US" officeooo:rsid="00155e7c" officeooo:paragraph-rsid="00155e7c" style:font-size-asian="15.75pt" style:font-size-complex="18pt"/>
    </style:style>
    <style:style style:name="P11" style:family="paragraph" style:parent-style-name="Standard">
      <style:paragraph-properties fo:text-align="center" style:justify-single-word="false"/>
      <style:text-properties fo:color="#ff0000" style:text-position="0% 100%" style:font-name="Arial" fo:font-size="18pt" fo:language="en" fo:country="US" officeooo:rsid="000f8164" officeooo:paragraph-rsid="000f8164" style:font-size-asian="15.75pt" style:font-size-complex="18pt"/>
    </style:style>
    <style:style style:name="P12" style:family="paragraph" style:parent-style-name="Standard">
      <style:paragraph-properties fo:text-align="start" style:justify-single-word="false"/>
      <style:text-properties fo:color="#168253" style:text-position="0% 100%" style:font-name="Arial" fo:font-size="18pt" fo:language="en" fo:country="US" officeooo:rsid="00116511" officeooo:paragraph-rsid="000fac56" style:font-size-asian="15.75pt" style:font-size-complex="18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color="#3465a4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underline-style="solid" style:text-underline-width="auto" style:text-underline-color="font-color"/>
    </style:style>
    <style:style style:name="T5" style:family="text">
      <style:text-properties style:text-position="0% 100%" officeooo:rsid="00116511"/>
    </style:style>
    <style:style style:name="T6" style:family="text">
      <style:text-properties style:text-position="0% 100%" fo:language="fr" fo:country="FR"/>
    </style:style>
    <style:style style:name="T7" style:family="text">
      <style:text-properties style:text-position="0% 100%" fo:background-color="#ffff00" loext:char-shading-value="0"/>
    </style:style>
    <style:style style:name="T8" style:family="text">
      <style:text-properties style:text-position="0% 100%" fo:background-color="#ffff00" loext:char-shading-value="0"/>
    </style:style>
    <style:style style:name="T9" style:family="text">
      <style:text-properties style:text-position="0% 100%" officeooo:rsid="001702a0" fo:background-color="#ffff00" loext:char-shading-value="0"/>
    </style:style>
    <style:style style:name="T10" style:family="text">
      <style:text-properties style:text-position="0% 100%" officeooo:rsid="001702a0" fo:background-color="#ffff00" loext:char-shading-value="0"/>
    </style:style>
    <style:style style:name="T11" style:family="text">
      <style:text-properties style:text-position="0% 100%" officeooo:rsid="001702a0"/>
    </style:style>
    <style:style style:name="T12" style:family="text">
      <style:text-properties fo:color="#168253" style:text-position="0% 100%"/>
    </style:style>
    <style:style style:name="T13" style:family="text">
      <style:text-properties fo:color="#168253" style:text-position="0% 100%" officeooo:rsid="00116511"/>
    </style:style>
    <style:style style:name="T14" style:family="text">
      <style:text-properties fo:color="#ff0000" style:text-position="0% 100%"/>
    </style:style>
    <style:style style:name="T15" style:family="text">
      <style:text-properties fo:color="#ff0000" style:text-position="0% 100%" officeooo:rsid="00116511"/>
    </style:style>
    <style:style style:name="T16" style:family="text">
      <style:text-properties fo:color="#c9211e" style:text-position="0% 100%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vertical-align="middle" draw:auto-grow-height="false" fo:min-height="2.759cm" fo:min-width="0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258cm" fo:min-width="0.96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day, September 28<text:span text:style-name="T1">th (twenty-eighth)</text:span></text:p>
      <text:p text:style-name="P6"/>
      <text:p text:style-name="P5"><text:span text:style-name="T4">What is a prom held for</text:span><text:span text:style-name="T3"> ?</text:span></text:p>
      <text:p text:style-name="P11"/>
      <text:p text:style-name="P2"><draw:line text:anchor-type="paragraph" draw:z-index="0" draw:name="Forme1" draw:style-name="gr1" draw:text-style-name="P13" svg:x1="3.794cm" svg:y1="0.074cm" svg:x2="3.794cm" svg:y2="1.411cm"><text:p/></draw:line><draw:line text:anchor-type="paragraph" draw:z-index="1" draw:name="Forme2" draw:style-name="gr1" draw:text-style-name="P13" svg:x1="6.292cm" svg:y1="0.222cm" svg:x2="6.292cm" svg:y2="1.252cm"><text:p/></draw:line><draw:custom-shape text:anchor-type="paragraph" draw:z-index="2" draw:name="Forme3" draw:style-name="gr2" draw:text-style-name="P14" svg:width="0.354cm" svg:height="2.911cm" svg:x="8.292cm" svg:y="0.03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3">- The prom is a party <text:s text:c="3"/></text:span><text:span text:style-name="T12">held</text:span><text:span text:style-name="T3"> </text:span><text:span text:style-name="T14">to</text:span><text:span text:style-name="T3"> celebrate the end of the </text:span></text:p>
      <text:p text:style-name="P7"><text:s text:c="22"/>a dance <text:s/><text:tab/> <text:s text:c="5"/>school year.</text:p>
      <text:p text:style-name="P7"><text:tab/><text:tab/><text:tab/><text:tab/><text:tab/><text:tab/> <text:s text:c="5"/>Take pictures and have <text:tab/><text:tab/><text:tab/><text:tab/><text:tab/><text:tab/><text:tab/> <text:s text:c="5"/>souvenirs.</text:p>
      <text:p text:style-name="P3"><draw:line text:anchor-type="paragraph" draw:z-index="3" draw:name="Forme4" draw:style-name="gr1" draw:text-style-name="P13" svg:x1="4.75cm" svg:y1="0.079cm" svg:x2="4.736cm" svg:y2="1.418cm"><text:p/></draw:line><draw:line text:anchor-type="paragraph" draw:z-index="4" draw:name="Forme5" draw:style-name="gr1" draw:text-style-name="P13" svg:x1="7.396cm" svg:y1="0.123cm" svg:x2="7.424cm" svg:y2="1.358cm"><text:p/></draw:line><draw:line text:anchor-type="paragraph" draw:z-index="5" draw:name="Forme6" draw:style-name="gr1" draw:text-style-name="P13" svg:x1="9.749cm" svg:y1="0.109cm" svg:x2="9.777cm" svg:y2="1.859cm"><text:p/></draw:line><draw:line text:anchor-type="paragraph" draw:z-index="6" draw:name="Forme7" draw:style-name="gr1" draw:text-style-name="P13" svg:x1="12.966cm" svg:y1="0.228cm" svg:x2="12.966cm" svg:y2="2.11cm"><text:p/></draw:line><text:span text:style-name="T3">- The pep rally </text:span><text:span text:style-name="T5">is a show <text:s text:c="4"/></text:span><text:span text:style-name="T13">held</text:span><text:span text:style-name="T5"> </text:span><text:span text:style-name="T15">to</text:span><text:span text:style-name="T5"> cheer <text:s text:c="9"/>the school </text:span></text:p>
      <text:p text:style-name="P3"><text:span text:style-name="T5"><text:tab/><text:tab/><text:tab/> <text:s text:c="5"/>an </text:span><text:span text:style-name="T13">event <text:s text:c="14"/></text:span><text:span text:style-name="T5">support <text:s text:c="6"/>team.</text:span></text:p>
      <text:p text:style-name="P12"><text:tab/><text:tab/><text:tab/><text:tab/><text:tab/><text:tab/><text:tab/> <text:s text:c="5"/>encourage</text:p>
      <text:p text:style-name="P4"><draw:line text:anchor-type="paragraph" draw:z-index="7" draw:name="Forme8" draw:style-name="gr1" draw:text-style-name="P13" svg:x1="1.559cm" svg:y1="0.153cm" svg:x2="1.545cm" svg:y2="1.418cm"><text:p/></draw:line><draw:line text:anchor-type="paragraph" draw:z-index="8" draw:name="Forme9" draw:style-name="gr1" draw:text-style-name="P13" svg:x1="7.059cm" svg:y1="0.168cm" svg:x2="7.059cm" svg:y2="1.285cm"><text:p/></draw:line><text:span text:style-name="T3">- The spirit week <text:s text:c="14"/>is a weekly programme </text:span><text:span text:style-name="T12">held </text:span><text:span text:style-name="T16">in</text:span><text:span text:style-name="T12"> </text:span></text:p>
      <text:p text:style-name="P4"><text:span text:style-name="T3"><text:tab/> <text:s/>homecoming week </text:span><text:span text:style-name="T12"><text:s text:c="5"/></text:span><text:span text:style-name="T16">order to</text:span><text:span text:style-name="T12"> welcome </text:span><text:span text:style-name="T3">new students <text:tab/><text:tab/><text:tab/><text:tab/><text:tab/><text:tab/><text:tab/><text:tab/></text:span><text:span text:style-name="T12">bring</text:span><text:span text:style-name="T3"> students </text:span><text:span text:style-name="T12">together.</text:span></text:p>
      <text:p text:style-name="P9"><text:span text:style-name="T12"><text:tab/></text:span></text:p>
      <text:p text:style-name="P9"><text:span text:style-name="T3">The young man was looking at his lands, when the lady pushed him.</text:span></text:p>
      <text:p text:style-name="P9"><text:span text:style-name="T12"/></text:p>
      <text:p text:style-name="P9"><draw:custom-shape text:anchor-type="paragraph" draw:z-index="9" draw:name="Forme10" draw:style-name="gr3" svg:width="1.103cm" svg:height="0.514cm" svg:x="0.081cm" svg:y="0.15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2"><text:tab/></text:span><text:span text:style-name="T6">Le prétérit en be + v-ing est utilisé pour une action qui était en train de se dérouler et interrompue pour une autre action.</text:span></text:p>
      <text:p text:style-name="P9"><text:span text:style-name="T12"/></text:p>
      <text:p text:style-name="P10"><text:span text:style-name="T3">1) I </text:span><text:span text:style-name="T8">was doing</text:span><text:span text:style-name="T3"> my homework </text:span><text:span text:style-name="T8">when</text:span><text:span text:style-name="T3"> my mum </text:span><text:span text:style-name="T8">called</text:span><text:span text:style-name="T3"> me.</text:span></text:p>
      <text:p text:style-name="P10"><text:span text:style-name="T3">2) I </text:span><text:span text:style-name="T10">broke</text:span><text:span text:style-name="T3"> my foot </text:span><text:span text:style-name="T10">while</text:span><text:span text:style-name="T11"> </text:span><text:span text:style-name="T3">I</text:span><text:span text:style-name="T11"> </text:span><text:span text:style-name="T10">was</text:span><text:span text:style-name="T8"> walk</text:span><text:span text:style-name="T10">ing</text:span><text:span text:style-name="T3"> down the street.</text:span></text:p>
      <text:p text:style-name="P10"><text:span text:style-name="T3"/></text:p>
      <text:p text:style-name="P10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8T14:06:41.796000000</meta:creation-date>
    <dc:date>2020-12-07T14:32:01.754000000</dc:date>
    <meta:editing-duration>PT17M21S</meta:editing-duration>
    <meta:editing-cycles>5</meta:editing-cycles>
    <meta:generator>LibreOffice/6.2.6.2$Windows_x86 LibreOffice_project/684e730861356e74889dfe6dbddd3562aae2e6ad</meta:generator>
    <meta:document-statistic meta:table-count="0" meta:image-count="0" meta:object-count="0" meta:page-count="1" meta:paragraph-count="15" meta:word-count="130" meta:character-count="810" meta:non-whitespace-character-count="546"/>
  </office:meta>
</office:document-meta>
</file>